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fo:font-variant="normal" fo:text-transform="none" fo:color="#666666" style:font-name="Verdana" fo:font-size="13pt" fo:letter-spacing="normal" fo:font-style="normal" fo:font-weight="normal"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 To an English person, it will seem like simplified English, as a skeptical Cambridge friend of mine told me what Occidental is.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5:50:20.864555000</meta:creation-date>
    <meta:generator>LibreOffice/4.3.5.2$MacOSX_x86 LibreOffice_project/3a87456aaa6a95c63eea1c1b3201acedf0751bd5</meta:generator>
    <dc:date>2015-02-02T16:02:07.620371000</dc:date>
    <meta:editing-duration>PT10S</meta:editing-duration>
    <meta:editing-cycles>1</meta:editing-cycles>
    <meta:document-statistic meta:table-count="0" meta:image-count="0" meta:object-count="0" meta:page-count="1" meta:paragraph-count="1" meta:word-count="191" meta:character-count="1194" meta:non-whitespace-character-count="1004"/>
  </office:meta>
</office:document-meta>
</file>